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-serif" fo:font-size="10.5pt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0.5pt" officeooo:rsid="000b7b1e" officeooo:paragraph-rsid="000b7b1e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8.25pt"/>
    </style:style>
    <style:style style:name="P4" style:family="paragraph" style:parent-style-name="Standard">
      <style:paragraph-properties fo:text-align="justify" style:justify-single-word="false"/>
      <style:text-properties style:font-name="sans-serif" fo:font-size="11.25pt"/>
    </style:style>
    <style:style style:name="P5" style:family="paragraph" style:parent-style-name="Standard">
      <style:paragraph-properties fo:text-align="justify" style:justify-single-word="false"/>
      <style:text-properties style:font-name="sans-serif" fo:font-size="9pt"/>
    </style:style>
    <style:style style:name="P6" style:family="paragraph" style:parent-style-name="Standard">
      <style:paragraph-properties fo:text-align="justify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ttps://projects.ncsu.edu/cals/specialty_crops/pdf/step1.pdf</text:p>
      <text:p text:style-name="P1"/>
      <text:p text:style-name="P1"/>
      <text:p text:style-name="P1">S</text:p>
      <text:p text:style-name="P3">TEP </text:p>
      <text:p text:style-name="P4">1:</text:p>
      <text:p text:style-name="P1">I</text:p>
      <text:p text:style-name="P3">NTRODUCTION</text:p>
      <text:p text:style-name="P5">What is a medicinal herb?</text:p>
      <text:p text:style-name="P5">Medicinal herbs are plants that are used for medicinal purposes. Other types of herbs include culinary </text:p>
      <text:p text:style-name="P5">herbs, used to flavor food, and aromatic herbs, used to add fragrance. Medicinal herbs cover a wide range of types of plants. T</text:p>
      <text:p text:style-name="P5">hey </text:p>
      <text:p text:style-name="P5">can be annuals or perennials; woody or herbaceous; sun loving or shade requiring. The parts of the plants used for medicine may</text:p>
      <text:p text:style-name="P5">be their leaves, flowers, roots, seeds or bark. What puts medicinal herbs together in a category is their use in healing. Plant</text:p>
      <text:p text:style-name="P5">s have </text:p>
      <text:p text:style-name="P5">been used by humans and animals for medicine for many hundreds of</text:p>
      <text:p text:style-name="P5">years. Not surprisingly, many medicinal plants have a rich </text:p>
      <text:p text:style-name="P5">folklore associated with them. This cultural history is an important part of many communities in North Carolina and many other </text:p>
      <text:p text:style-name="P5">places. In addition to their cultural significance, medicinal herbs are important economically. Due to North Carolina’s unique </text:p>
      <text:p text:style-name="P5">topography and climate, growers here have the potential to profit from the cultivation of many medicinal plant species.</text:p>
      <text:p text:style-name="P5">What is the medicinal herb industry like?</text:p>
      <text:p text:style-name="P5">There are many players and a wide range of commercial activity within the medicinal </text:p>
      <text:p text:style-name="P5">herb industry. It is comprised of everything from multi-national corporations trading large volumes of bulk raw materials aroun</text:p>
      <text:p text:style-name="P5">d the </text:p>
      <text:p text:style-name="P5">world, to small-town businesses making value-added herbal products for direct sale to local customers, and everything in </text:p>
      <text:p text:style-name="P5">between. For example, some of the types of companies you may find in the medicinal herb industry include: </text:p>
      <text:p text:style-name="P5">Companies </text:p>
      <text:p text:style-name="P5">that purchase raw materials and manufacture finished herbal products </text:p>
      <text:p text:style-name="P5">Companies </text:p>
      <text:p text:style-name="P5">that purchase raw materials and manufacture ingredients for other companies to put into finished herbal products</text:p>
      <text:p text:style-name="P5">Companies</text:p>
      <text:p text:style-name="P5">that purchase raw materials and sell them to manufacturers (i.e., brokers)</text:p>
      <text:p text:style-name="P5">Companies</text:p>
      <text:p text:style-name="P5">that grow their own raw materials and sell to herbal product manufacturers</text:p>
      <text:p text:style-name="P5">Companies</text:p>
      <text:p text:style-name="P5">that grow their own raw materials, add value to them by processing them and crafting finished raw materials for </text:p>
      <text:p text:style-name="P5">distribution or direct sale. </text:p>
      <text:p text:style-name="P5">The broad scope inherent in this industry translates into a lot of information for interested growers to understand, but it als</text:p>
      <text:p text:style-name="P5">o means </text:p>
      <text:p text:style-name="P5">there are different ways for growers to get involved. With creativity and perseverance, growers and entrepreneurs of all shapes</text:p>
      <text:p text:style-name="P5">and sizes have the potential to find a niche in this marketplace.</text:p>
      <text:p text:style-name="P5">Not only is this industry multi-faceted, but it is also incredibly dynamic. The medicinal herb market fluctuates in a way that </text:p>
      <text:p text:style-name="P5">differs </text:p>
      <text:p text:style-name="P5">from many agricultural markets. It is immature by industry standards and not as well organized as other commodities. It is also</text:p>
      <text:p text:style-name="P5">under pressure from federal agencies to ensure safe products which has many herbal product companies and regulatory agencies </text:p>
      <text:p text:style-name="P5">working together to develop standardized quality measurements and procedures. This means that it is an industry in constant flu</text:p>
      <text:p text:style-name="P5">x! </text:p>
      <text:p text:style-name="P5"><text:soft-page-break/>This can present an opportunity for a grower or herbal product entrepreneur, but it also means growers must maintain a level of</text:p>
      <text:p text:style-name="P5">flexibility that they may not have needed in other industries, for example with traditional commodity crops in North Carolina. </text:p>
      <text:p text:style-name="P5">If you’re thinking about entering the medicinal herb industry, the first thing you’ll want to do is evaluate your interests, re</text:p>
      <text:p text:style-name="P5">sources, </text:p>
      <text:p text:style-name="P5">and capabilities to get a sense of how you may want to get started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0:32:36.831413811</meta:creation-date>
    <dc:date>2017-08-01T20:35:26.374872275</dc:date>
    <meta:editing-duration>PT2M50S</meta:editing-duration>
    <meta:editing-cycles>1</meta:editing-cycles>
    <meta:document-statistic meta:table-count="0" meta:image-count="0" meta:object-count="0" meta:page-count="2" meta:paragraph-count="50" meta:word-count="537" meta:character-count="3398" meta:non-whitespace-character-count="2888"/>
    <meta:generator>LibreOffice/5.1.6.2$Linux_X86_64 LibreOffice_project/10m0$Build-2</meta:generator>
  </office:meta>
</office:document-meta>
</file>